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T1" style:family="text">
      <style:text-properties fo:font-weight="bold"/>
    </style:style>
    <style:style style:name="T2" style:family="text">
      <style:text-properties officeooo:rsid="0014c6b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ocumento de Arquitectura de la Solución - Proyecto Electra</text:h>
      <text:h text:style-name="Heading_20_3" text:outline-level="3">1. Resumen Ejecutivo</text:h>
      <text:p text:style-name="Text_20_body">La solución desarrollada para el <text:span text:style-name="T1">Reto Electra</text:span> consiste en una plataforma integral para la gestión de servicios técnicos. El sistema permite a los técnicos visualizar sus citas programadas, validar la identidad de los clientes mediante el Número de Identificación del Cliente (NIC) y registrar el cumplimiento de las tareas asignadas. La arquitectura se diseñó bajo principios de ligereza, escalabilidad y eficiencia en el despliegue de nube.</text:p>
      <text:h text:style-name="Heading_20_3" text:outline-level="3">2. Descripción Técnica de la Solución</text:h>
      <text:p text:style-name="Text_20_body">El proyecto se basa en una arquitectura de tres capas claramente desacopladas:</text:p>
      <text:list text:style-name="L4">
        <text:list-item>
          <text:p text:style-name="P4"><text:span text:style-name="T1">Frontend (Cliente):</text:span> Desarrollado en <text:span text:style-name="T1">React</text:span>, ofreciendo una interfaz de usuario reactiva y optimizada para dispositivos móviles, facilitando el trabajo de campo.</text:p>
        </text:list-item>
        <text:list-item>
          <text:p text:style-name="P4"><text:span text:style-name="T1">Backend (Servidor):</text:span> Construido con <text:span text:style-name="T1">.NET 8</text:span>, utilizando una Web API para la exposición de servicios RESTful con patrones de inyección de dependencias para garantizar la mantenibilidad.</text:p>
        </text:list-item>
        <text:list-item>
          <text:p text:style-name="P4"><text:span text:style-name="T1">Base de Datos (Persistencia):</text:span> Se utilizó <text:span text:style-name="T1">SQLite</text:span>, una base de datos relacional ligera integrada directamente en el sistema de archivos del servidor, permitiendo portabilidad total.</text:p>
        </text:list-item>
      </text:list>
      <text:h text:style-name="Heading_20_3" text:outline-level="3">3. Estrategia de Despliegue y Gestión (DevOps)</text:h>
      <text:p text:style-name="Text_20_body">La gestión del ciclo de vida del software se centralizó en <text:span text:style-name="T1">Azure DevOps</text:span>:</text:p>
      <text:list text:style-name="L5">
        <text:list-item>
          <text:p text:style-name="P5"><text:span text:style-name="T1">Gestión Ágil:</text:span> Se implementó <text:span text:style-name="T1">Azure Boards</text:span> para el seguimiento riguroso de Historias de Usuario (US) y tareas técnicas, asegurando el cumplimiento de los requerimientos del reto.</text:p>
        </text:list-item>
        <text:list-item>
          <text:p text:style-name="P5"><text:span text:style-name="T1">CI/CD y Automatización:</text:span> Se configuró y validó un <text:span text:style-name="T1">Azure Pipeline</text:span> para la Integración Continua (CI) del código.</text:p>
        </text:list-item>
        <text:list-item>
          <text:p text:style-name="P5"><text:span text:style-name="T1">Despliegue Final:</text:span> Ante las restricciones de paralelismo de la suscripción de Azure para agentes hospedados por Microsoft, se optó por una estrategia de <text:span text:style-name="T1">ZipDeploy/Kudu</text:span> sobre <text:span text:style-name="T1">Azure App Service (Linux)</text:span>. Esta decisión técnica garantizó la entrega y disponibilidad de la API dentro de los tiempos establecidos para la prueba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3:04:12.404708898</meta:creation-date>
    <dc:date>2026-02-12T14:00:53.840037512</dc:date>
    <meta:editing-duration>PT1M43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3" meta:word-count="285" meta:character-count="1884" meta:non-whitespace-character-count="1618"/>
  </office:meta>
</office:document-meta>
</file>